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50000011F56CB90D1086F02DF.png" manifest:media-type="image/png"/>
  <manifest:file-entry manifest:full-path="Pictures/10000000000001DA0000019910ACE3765A087B73.jpg" manifest:media-type="image/jpeg"/>
  <manifest:file-entry manifest:full-path="Pictures/100000000000039E00000156CE3DD48C24390B10.png" manifest:media-type="image/png"/>
  <manifest:file-entry manifest:full-path="Pictures/10000000000001DA000001DA7CA01FB38A2E15ED.jpg" manifest:media-type="image/jpeg"/>
  <manifest:file-entry manifest:full-path="Pictures/10000201000005DC000001176F5F2E44E73EC00E.png" manifest:media-type="image/png"/>
  <manifest:file-entry manifest:full-path="Pictures/10000000000000DC0000011DDAB6E493516A8A50.png" manifest:media-type="image/png"/>
  <manifest:file-entry manifest:full-path="Pictures/10000000000001DA0000014A8C9605A029EC6058.jpg" manifest:media-type="image/jpeg"/>
  <manifest:file-entry manifest:full-path="Pictures/10000000000001DA00000128B896364C5E7DB0D2.jpg" manifest:media-type="image/jpeg"/>
  <manifest:file-entry manifest:full-path="Pictures/100000000000020D000001028F43067C0E4228E7.jpg" manifest:media-type="image/jpeg"/>
  <manifest:file-entry manifest:full-path="Pictures/10000000000001DA000000F82BA2366C02CB8DCA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eeeee" draw:textarea-horizontal-align="justify" draw:textarea-vertical-align="middle" draw:auto-grow-height="false" fo:min-height="1.972cm" fo:min-width="19.185cm"/>
    </style:style>
    <style:style style:name="gr2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02cm" fo:min-width="11.882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="solid" draw:fill-color="#eeeeee" draw:textarea-horizontal-align="justify" draw:textarea-vertical-align="middle" draw:auto-grow-height="false" fo:min-height="7.053cm" fo:min-width="19.185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6.1cm" fo:min-width="5.215cm"/>
      <style:paragraph-properties style:writing-mode="lr-tb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6.1cm" fo:min-width="5.167cm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6.1cm" fo:min-width="4.897cm"/>
      <style:paragraph-properties style:writing-mode="lr-tb"/>
    </style:style>
    <style:style style:name="gr9" style:family="graphic" style:parent-style-name="standard">
      <style:graphic-properties draw:fill="solid" draw:fill-color="#eeeeee" draw:textarea-horizontal-align="justify" draw:textarea-vertical-align="middle" draw:auto-grow-height="false" fo:min-height="0.703cm" fo:min-width="3.628cm"/>
      <style:paragraph-properties style:writing-mode="lr-tb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1.972cm" fo:min-width="19.185cm"/>
    </style:style>
    <style:style style:name="gr11" style:family="graphic" style:parent-style-name="standard">
      <style:graphic-properties draw:stroke="none" svg:stroke-color="#000000" draw:fill="none" draw:fill-color="#ffffff" fo:min-height="1.499cm"/>
      <style:paragraph-properties style:writing-mode="lr-tb"/>
    </style:style>
    <style:style style:name="gr12" style:family="graphic" style:parent-style-name="standard">
      <style:graphic-properties draw:fill="solid" draw:fill-color="#eeeeee" draw:textarea-horizontal-align="justify" draw:textarea-vertical-align="middle" draw:auto-grow-height="false" fo:min-height="1.654cm" fo:min-width="19.185cm"/>
    </style:style>
    <style:style style:name="gr13" style:family="graphic" style:parent-style-name="standard">
      <style:graphic-properties draw:fill="solid" draw:fill-color="#dddddd" draw:textarea-horizontal-align="justify" draw:textarea-vertical-align="middle" draw:auto-grow-height="false" fo:min-height="1.972cm" fo:min-width="0.467cm"/>
      <style:paragraph-properties style:writing-mode="lr-tb"/>
    </style:style>
    <style:style style:name="gr14" style:family="graphic" style:parent-style-name="standard">
      <style:graphic-properties draw:fill="solid" draw:fill-color="#dddddd" draw:textarea-horizontal-align="justify" draw:textarea-vertical-align="middle" draw:auto-grow-height="false" fo:min-height="1.972cm" fo:min-width="1.405cm"/>
      <style:paragraph-properties style:writing-mode="lr-tb"/>
    </style:style>
    <style:style style:name="gr15" style:family="graphic" style:parent-style-name="standard">
      <style:graphic-properties draw:marker-start="Arrowheads_20_5" draw:marker-start-width="0.3cm" draw:textarea-vertical-align="middle"/>
    </style:style>
    <style:style style:name="gr16" style:family="graphic" style:parent-style-name="standard">
      <style:graphic-properties draw:marker-start="Arrowheads_20_6" draw:marker-start-width="0.3cm" draw:textarea-vertical-align="middle"/>
    </style:style>
    <style:style style:name="gr17" style:family="graphic" style:parent-style-name="standard">
      <style:graphic-properties draw:marker-start="Arrowheads_20_7" draw:marker-start-width="0.3cm" draw:textarea-vertical-align="middle"/>
    </style:style>
    <style:style style:name="gr18" style:family="graphic" style:parent-style-name="standard">
      <style:graphic-properties draw:marker-start="Arrowheads_20_8" draw:marker-start-width="0.3cm" draw:textarea-vertical-align="middle"/>
    </style:style>
    <style:style style:name="gr19" style:family="graphic" style:parent-style-name="standard">
      <style:graphic-properties draw:marker-start="Arrowheads_20_10" draw:marker-start-width="0.3cm" draw:textarea-vertical-align="middle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writing-mode="lr-tb"/>
      <style:text-properties fo:font-size="11pt" style:font-size-asian="18pt" style:font-size-complex="18pt"/>
    </style:style>
    <style:style style:name="P7" style:family="paragraph">
      <loext:graphic-properties draw:fill="solid" draw:fill-color="#eeeeee"/>
      <style:paragraph-properties fo:text-align="center" style:writing-mode="lr-tb"/>
      <style:text-properties fo:font-size="11pt" style:font-size-asian="18pt" style:font-size-complex="18pt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solid" draw:fill-color="#dddddd"/>
      <style:paragraph-properties fo:text-align="center" style:writing-mode="lr-tb"/>
    </style:style>
    <style:style style:name="P10" style:family="paragraph">
      <style:paragraph-properties fo:text-align="center" style:writing-mode="lr-tb"/>
      <style:text-properties fo:font-size="13pt" style:font-size-asian="18pt" style:font-size-complex="18pt"/>
    </style:style>
    <style:style style:name="P11" style:family="paragraph">
      <loext:graphic-properties draw:fill="solid" draw:fill-color="#dddddd"/>
      <style:paragraph-properties fo:text-align="center" style:writing-mode="lr-tb"/>
      <style:text-properties fo:font-size="13pt" style:font-size-asian="18pt" style:font-size-complex="18pt"/>
    </style:style>
    <style:style style:name="P12" style:family="paragraph">
      <style:paragraph-properties fo:text-align="center"/>
    </style:style>
    <style:style style:name="T1" style:family="text">
      <style:text-properties fo:font-size="11pt" style:font-size-asian="18pt" style:font-size-complex="18pt"/>
    </style:style>
    <style:style style:name="T2" style:family="text">
      <style:text-properties fo:font-size="13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685cm" svg:height="2.222cm" svg:x="6.397cm" svg:y="4.34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397cm" svg:height="1.27cm" svg:x="1cm" svg:y="4.98cm">
          <draw:text-box>
            <text:p>Service Gateway</text:p>
          </draw:text-box>
        </draw:frame>
        <draw:custom-shape draw:style-name="gr3" draw:text-style-name="P4" draw:layer="layout" svg:width="12.382cm" svg:height="1.27cm" svg:x="9.89cm" svg:y="4.662cm">
          <text:p text:style-name="P3">Gateway Service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026cm" svg:height="1.202cm" svg:x="11.795cm" svg:y="4.73cm">
          <draw:image xlink:href="Pictures/10000000000000F50000011F56CB90D1086F02DF.png" xlink:type="simple" xlink:show="embed" xlink:actuate="onLoad" draw:mime-type="image/png">
            <text:p/>
          </draw:image>
        </draw:frame>
        <draw:frame draw:style-name="gr2" draw:text-style-name="P2" draw:layer="layout" svg:width="5.397cm" svg:height="1.27cm" svg:x="1cm" svg:y="10.807cm">
          <draw:text-box>
            <text:p>Micro-services</text:p>
          </draw:text-box>
        </draw:frame>
        <draw:custom-shape draw:style-name="gr5" draw:text-style-name="P1" draw:layer="layout" svg:width="19.685cm" svg:height="7.303cm" svg:x="6.397cm" svg:y="10.17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15cm" svg:height="6.35cm" svg:x="7.35cm" svg:y="10.49cm">
          <text:p text:style-name="P3">Board Service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5.667cm" svg:height="6.35cm" svg:x="13.748cm" svg:y="10.49cm">
          <text:p text:style-name="P3">User Service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5.397cm" svg:height="6.35cm" svg:x="20.05cm" svg:y="10.49cm">
          <text:p text:style-name="P3">Identity Service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685cm" svg:height="2.222cm" svg:x="6.397cm" svg:y="1.3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2.382cm" svg:height="1.27cm" svg:x="9.89cm" svg:y="1.635cm">
          <text:p text:style-name="P3">Web SPA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122cm" svg:height="0.968cm" svg:x="11.83cm" svg:y="1.837cm">
          <draw:image xlink:href="Pictures/10000000000001DA0000019910ACE3765A087B73.jpg" xlink:type="simple" xlink:show="embed" xlink:actuate="onLoad" draw:mime-type="image/jpeg">
            <text:p/>
          </draw:image>
        </draw:frame>
        <draw:custom-shape draw:style-name="gr9" draw:text-style-name="P7" draw:layer="layout" svg:width="4.128cm" svg:height="0.953cm" svg:x="8.167cm" svg:y="11.242cm">
          <text:p text:style-name="P6"><text:span text:style-name="T1">User Interface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128cm" svg:height="0.953cm" svg:x="8.167cm" svg:y="12.412cm">
          <text:p text:style-name="P6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128cm" svg:height="0.953cm" svg:x="8.167cm" svg:y="13.582cm">
          <text:p text:style-name="P6"><text:span text:style-name="T1">Domain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128cm" svg:height="0.953cm" svg:x="8.167cm" svg:y="14.735cm">
          <text:p text:style-name="P6"><text:span text:style-name="T1">Infrastructure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128cm" svg:height="0.953cm" svg:x="14.365cm" svg:y="11.141cm">
          <text:p text:style-name="P6"><text:span text:style-name="T1">User Interface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128cm" svg:height="0.953cm" svg:x="14.365cm" svg:y="12.311cm">
          <text:p text:style-name="P6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128cm" svg:height="0.953cm" svg:x="14.365cm" svg:y="13.481cm">
          <text:p text:style-name="P6"><text:span text:style-name="T1">Domain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128cm" svg:height="0.953cm" svg:x="14.365cm" svg:y="14.634cm">
          <text:p text:style-name="P6"><text:span text:style-name="T1">Infrastructure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128cm" svg:height="0.953cm" svg:x="20.762cm" svg:y="11.141cm">
          <text:p text:style-name="P6"><text:span text:style-name="T1">User Interface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128cm" svg:height="0.953cm" svg:x="20.762cm" svg:y="12.311cm">
          <text:p text:style-name="P6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128cm" svg:height="0.953cm" svg:x="20.762cm" svg:y="13.481cm">
          <text:p text:style-name="P6"><text:span text:style-name="T1">Domain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128cm" svg:height="0.953cm" svg:x="20.762cm" svg:y="14.634cm">
          <text:p text:style-name="P6"><text:span text:style-name="T1">Infrastructure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397cm" svg:height="1.27cm" svg:x="1cm" svg:y="18.745cm">
          <draw:text-box>
            <text:p>Infrastructure</text:p>
          </draw:text-box>
        </draw:frame>
        <draw:custom-shape draw:style-name="gr10" draw:text-style-name="P8" draw:layer="layout" svg:width="19.685cm" svg:height="2.222cm" svg:x="6.397cm" svg:y="18.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2.382cm" svg:height="1.27cm" svg:x="9.89cm" svg:y="4.662cm">
          <text:p text:style-name="P3">Gateway Service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026cm" svg:height="1.202cm" svg:x="11.795cm" svg:y="4.73cm">
          <draw:image xlink:href="Pictures/10000000000000F50000011F56CB90D1086F02DF.png" xlink:type="simple" xlink:show="embed" xlink:actuate="onLoad" draw:mime-type="image/png">
            <text:p/>
          </draw:image>
        </draw:frame>
        <draw:frame draw:style-name="gr4" draw:text-style-name="P5" draw:layer="layout" svg:width="1.387cm" svg:height="0.512cm" svg:x="7.55cm" svg:y="16.01cm">
          <draw:image xlink:href="Pictures/100000000000039E00000156CE3DD48C24390B10.png" xlink:type="simple" xlink:show="embed" xlink:actuate="onLoad" draw:mime-type="image/png">
            <text:p/>
          </draw:image>
        </draw:frame>
        <draw:frame draw:style-name="gr4" draw:text-style-name="P5" draw:layer="layout" svg:width="0.804cm" svg:height="0.804cm" svg:x="14.017cm" svg:y="15.887cm">
          <draw:image xlink:href="Pictures/10000000000001DA000001DA7CA01FB38A2E15ED.jpg" xlink:type="simple" xlink:show="embed" xlink:actuate="onLoad" draw:mime-type="image/jpeg">
            <text:p/>
          </draw:image>
        </draw:frame>
        <draw:frame draw:style-name="gr4" draw:text-style-name="P5" draw:layer="layout" svg:width="1.44cm" svg:height="1.002cm" svg:x="20.197cm" svg:y="15.838cm">
          <draw:image xlink:href="Pictures/10000000000001DA0000014A8C9605A029EC6058.jpg" xlink:type="simple" xlink:show="embed" xlink:actuate="onLoad" draw:mime-type="image/jpeg">
            <text:p/>
          </draw:image>
        </draw:frame>
        <draw:frame draw:style-name="gr11" draw:text-style-name="P2" draw:layer="layout" svg:width="9.207cm" svg:height="1.749cm" svg:x="1cm" svg:y="7.506cm">
          <draw:text-box>
            <text:p>Service R/D</text:p>
          </draw:text-box>
        </draw:frame>
        <draw:custom-shape draw:style-name="gr12" draw:text-style-name="P1" draw:layer="layout" svg:width="19.685cm" svg:height="1.904cm" svg:x="6.397cm" svg:y="7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2.382cm" svg:height="1.27cm" svg:x="9.89cm" svg:y="7.549cm">
          <text:p text:style-name="P3">Service Register&amp;Discovery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0.736cm" svg:height="0.953cm" svg:x="11.16cm" svg:y="7.667cm">
          <draw:image xlink:href="Pictures/10000000000000DC0000011DDAB6E493516A8A50.png" xlink:type="simple" xlink:show="embed" xlink:actuate="onLoad" draw:mime-type="image/png">
            <text:p/>
          </draw:image>
        </draw:frame>
        <draw:custom-shape draw:style-name="gr13" draw:text-style-name="P9" draw:layer="layout" svg:width="0.967cm" svg:height="2.222cm" svg:x="6.383cm" svg:y="18.13cm">
          <text:p text:style-name="P3">D</text:p>
          <text:p text:style-name="P3">B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879cm" svg:height="1.905cm" svg:x="7.598cm" svg:y="18.145cm">
          <draw:image xlink:href="Pictures/100000000000020D000001028F43067C0E4228E7.jpg" xlink:type="simple" xlink:show="embed" xlink:actuate="onLoad" draw:mime-type="image/jpeg">
            <text:p/>
          </draw:image>
        </draw:frame>
        <draw:custom-shape draw:style-name="gr14" draw:text-style-name="P9" draw:layer="layout" svg:width="1.905cm" svg:height="2.222cm" svg:x="10.83cm" svg:y="18.12cm">
          <text:p text:style-name="P3">Cache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56cm" svg:height="1.598cm" svg:x="13.065cm" svg:y="18.452cm">
          <draw:image xlink:href="Pictures/10000000000001DA00000128B896364C5E7DB0D2.jpg" xlink:type="simple" xlink:show="embed" xlink:actuate="onLoad" draw:mime-type="image/jpeg">
            <text:p/>
          </draw:image>
        </draw:frame>
        <draw:custom-shape draw:style-name="gr14" draw:text-style-name="P11" draw:layer="layout" svg:width="1.905cm" svg:height="2.222cm" svg:x="15.681cm" svg:y="18.12cm">
          <text:p text:style-name="P10"><text:span text:style-name="T2">Container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314cm" svg:height="1.211cm" svg:x="17.736cm" svg:y="18.521cm">
          <draw:image xlink:href="Pictures/10000000000001DA000000F82BA2366C02CB8DCA.jpg" xlink:type="simple" xlink:show="embed" xlink:actuate="onLoad" draw:mime-type="image/jpeg">
            <text:p/>
          </draw:image>
        </draw:frame>
        <draw:custom-shape draw:style-name="gr14" draw:text-style-name="P11" draw:layer="layout" svg:width="1.905cm" svg:height="2.222cm" svg:x="20.691cm" svg:y="18.12cm">
          <text:p text:style-name="P10"><text:span text:style-name="T2">Message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845cm" svg:height="0.529cm" svg:x="22.802cm" svg:y="18.78cm">
          <draw:image xlink:href="Pictures/10000201000005DC000001176F5F2E44E73EC00E.png" xlink:type="simple" xlink:show="embed" xlink:actuate="onLoad" draw:mime-type="image/png">
            <text:p/>
          </draw:image>
        </draw:frame>
        <draw:line draw:style-name="gr15" draw:text-style-name="P12" draw:layer="layout" svg:x1="15.606cm" svg:y1="10.175cm" svg:x2="15.605cm" svg:y2="9.255cm">
          <text:p/>
        </draw:line>
        <draw:line draw:style-name="gr16" draw:text-style-name="P12" draw:layer="layout" svg:x1="20.051cm" svg:y1="10.175cm" svg:x2="15.605cm" svg:y2="9.255cm">
          <text:p/>
        </draw:line>
        <draw:line draw:style-name="gr17" draw:text-style-name="P12" draw:layer="layout" svg:x1="10.525cm" svg:y1="10.207cm" svg:x2="15.605cm" svg:y2="9.255cm">
          <text:p/>
        </draw:line>
        <draw:line draw:style-name="gr18" draw:text-style-name="P12" draw:layer="layout" svg:x1="15.922cm" svg:y1="4.175cm" svg:x2="15.922cm" svg:y2="3.54cm">
          <text:p/>
        </draw:line>
        <draw:line draw:style-name="gr19" draw:text-style-name="P12" draw:layer="layout" svg:x1="15.922cm" svg:y1="7.35cm" svg:x2="15.922cm" svg:y2="6.71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19T20:42:36.483000000</meta:creation-date>
    <dc:date>2021-12-19T21:46:58.363000000</dc:date>
    <meta:editing-duration>PT1M37S</meta:editing-duration>
    <meta:editing-cycles>2</meta:editing-cycles>
    <meta:generator>LibreOffice/7.1.2.2$Windows_X86_64 LibreOffice_project/8a45595d069ef5570103caea1b71cc9d82b2aae4</meta:generator>
    <meta:document-statistic meta:object-count="48"/>
  </office:meta>
</office:document-meta>
</file>